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7cm" draw:stroke-linejoin="miter" draw:fill="solid" draw:fill-color="#aa0000"/>
    </style:style>
    <style:style style:name="gr2" style:family="graphic" style:parent-style-name="standard">
      <style:graphic-properties draw:stroke="none" svg:stroke-width="0.053cm" draw:stroke-linejoin="miter" draw:fill="solid" draw:fill-color="#1a1a1a"/>
    </style:style>
    <style:style style:name="gr3" style:family="graphic" style:parent-style-name="standard">
      <style:graphic-properties draw:stroke="none" svg:stroke-width="0.051cm" draw:marker-start-width="0.197cm" draw:marker-end-width="0.197cm" draw:stroke-linejoin="miter" draw:fill="solid" draw:fill-color="#ffffff"/>
    </style:style>
    <style:style style:name="gr4" style:family="graphic" style:parent-style-name="standard">
      <style:graphic-properties draw:stroke="solid" svg:stroke-width="0.051cm" svg:stroke-color="#000000" draw:marker-start-width="0.183cm" draw:marker-end-width="0.183cm" draw:stroke-linejoin="miter" draw:fill="solid" draw:fill-color="#ffff99"/>
    </style:style>
  </office:automatic-styles>
  <office:body>
    <office:drawing>
      <draw:page draw:name="page1" draw:style-name="dp1" draw:master-page-name="Default">
        <draw:path draw:style-name="gr1" draw:layer="layout" svg:width="21cm" svg:height="14.875cm" svg:x="0cm" svg:y="0cm" svg:viewBox="0 0 21001 14876" svg:d="M10501 14876h8875c897 0 1625-728 1625-1625v-11626c0-897-728-1625-1625-1625h-17751c-897 0-1625 728-1625 1625v11626c0 897 728 1625 1625 1625z">
          <text:p/>
        </draw:path>
        <draw:path draw:style-name="gr2" draw:layer="layout" svg:width="10.735cm" svg:height="8.943cm" svg:x="2.208cm" svg:y="2.663cm" svg:viewBox="0 0 10736 8944" svg:d="M5510 0c2899 55 5226 1845 5226 4045 0 2234-2401 4046-5365 4046-823 0-1603-139-2300-389l-3071 1242 1370-2205c-848-715-1365-1660-1365-2695 0-2234 2403-4044 5366-4044 47 0 93-1 139 0z">
          <text:p/>
        </draw:path>
        <draw:path draw:style-name="gr2" draw:layer="layout" svg:width="10.735cm" svg:height="8.812cm" svg:x="7.907cm" svg:y="3.803cm" svg:viewBox="0 0 10736 8813" svg:d="M5226 0c-2899 55-5226 1818-5226 3986 0 2201 2401 3987 5365 3987 823 0 1603-137 2300-383l3071 1223-1369-2172c847-705 1364-1636 1364-2656 0-2201-2403-3985-5366-3985-47 0-93-1-139 0z">
          <text:p/>
        </draw:path>
        <draw:path draw:style-name="gr3" draw:layer="layout" svg:width="10.735cm" svg:height="8.812cm" svg:x="7.8cm" svg:y="3.701cm" svg:viewBox="0 0 10736 8813" svg:d="M5226 0c-2899 55-5226 1818-5226 3986 0 2201 2401 3987 5365 3987 823 0 1603-137 2300-383l3071 1223-1369-2172c847-705 1364-1636 1364-2656 0-2201-2403-3985-5366-3985-47 0-93-1-139 0z">
          <text:p/>
        </draw:path>
        <draw:path draw:style-name="gr4" draw:layer="layout" svg:width="10.735cm" svg:height="8.943cm" svg:x="2.314cm" svg:y="2.561cm" svg:viewBox="0 0 10736 8944" svg:d="M5510 0c2899 55 5226 1845 5226 4045 0 2234-2401 4046-5365 4046-823 0-1603-139-2300-389l-3071 1242 1370-2205c-848-715-1365-1660-1365-2695 0-2234 2403-4044 5366-4044 47 0 93-1 139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07T16:01:27.147497949</dc:date>
    <meta:document-statistic meta:object-count="5"/>
    <meta:generator>LibreOffice/4.2.8.2$Linux_X86_64 LibreOffice_project/420m0$Build-2</meta:generator>
  </office:meta>
</office:document-meta>
</file>